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1d3c82" officeooo:paragraph-rsid="001d3c8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3c82" officeooo:paragraph-rsid="001d3c8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d3c82" officeooo:paragraph-rsid="001d3c82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1.275cm" fo:margin-right="0cm" fo:text-align="start" style:justify-single-word="false" fo:text-indent="0cm" style:auto-text-indent="false" style:page-number="auto" fo:background-color="transparent">
        <style:tab-stops>
          <style:tab-stop style:position="0.767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5" style:family="paragraph" style:parent-style-name="Standard">
      <loext:graphic-properties draw:fill="none"/>
      <style:paragraph-properties fo:margin-left="1.275cm" fo:margin-right="0cm" fo:text-align="start" style:justify-single-word="false" fo:text-indent="0cm" style:auto-text-indent="false" fo:background-color="transparent">
        <style:tab-stops>
          <style:tab-stop style:position="0.767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67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67cm"/>
          <style:tab-stop style:position="2.011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67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67cm"/>
        </style:tab-stops>
      </style:paragraph-properties>
      <style:text-properties style:font-name="Times New Roman" fo:font-size="12pt" officeooo:rsid="001d7d1b" officeooo:paragraph-rsid="001d7d1b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67cm"/>
          <style:tab-stop style:position="2.011cm"/>
        </style:tab-stops>
      </style:paragraph-properties>
      <style:text-properties style:font-name="Times New Roman" fo:font-size="12pt" officeooo:rsid="001f1f26" officeooo:paragraph-rsid="001f1f2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767cm"/>
          <style:tab-stop style:position="2.011cm"/>
        </style:tab-stops>
      </style:paragraph-properties>
      <style:text-properties style:font-name="Times New Roman" fo:font-size="12pt" style:text-underline-style="none" officeooo:rsid="001f1f26" officeooo:paragraph-rsid="001f1f26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67cm"/>
          <style:tab-stop style:position="2.011cm"/>
        </style:tab-stops>
      </style:paragraph-properties>
      <style:text-properties style:font-name="Times New Roman" fo:font-size="12pt" style:text-underline-style="none" officeooo:rsid="001f1f26" officeooo:paragraph-rsid="001f1f26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67cm"/>
          <style:tab-stop style:position="2.011cm"/>
        </style:tab-stops>
      </style:paragraph-properties>
      <style:text-properties style:font-name="Times New Roman" fo:font-size="12pt" style:text-underline-style="none" officeooo:rsid="001f1f26" officeooo:paragraph-rsid="001f1f26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f1f26" officeooo:paragraph-rsid="001f1f2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Times New Roman" fo:font-size="12pt" officeooo:rsid="00233370" officeooo:paragraph-rsid="0023337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3370"/>
    </style:style>
    <style:style style:name="T3" style:family="text">
      <style:text-properties officeooo:rsid="00233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RAT PERNYATAAN</text:p>
      <text:p text:style-name="P2">PENGALIHAN HAK ATAS INVENSI TERKAIT TUGAS AKHIR</text:p>
      <text:p text:style-name="P1"/>
      <text:p text:style-name="P3">Yang bertanda tangan di bawah ini.</text:p>
      <text:p text:style-name="P3"/>
      <text:p text:style-name="P4">1.<text:tab/>Nama<text:tab/><text:tab/>:</text:p>
      <text:p text:style-name="P5"><text:tab/>NRP<text:tab/><text:tab/>:</text:p>
      <text:p text:style-name="P5"><text:tab/>Alamat<text:tab/><text:tab/>:</text:p>
      <text:p text:style-name="P5"><text:tab/>Status<text:tab/><text:tab/>: Mahasiswa Pelaksana Tugas Akhir</text:p>
      <text:p text:style-name="P5">2.<text:tab/>Nama<text:tab/><text:tab/>:</text:p>
      <text:p text:style-name="P5"><text:tab/>Pekerjaan<text:tab/><text:tab/>:</text:p>
      <text:p text:style-name="P5"><text:tab/>Alamat<text:tab/><text:tab/>:</text:p>
      <text:p text:style-name="P5"><text:tab/>Status<text:tab/><text:tab/>: Pembimbing I Tugas Akhir mahasiswa</text:p>
      <text:p text:style-name="P5">3.<text:tab/>Nama<text:tab/><text:tab/>:</text:p>
      <text:p text:style-name="P5"><text:tab/>Pekerjaan<text:tab/><text:tab/>:</text:p>
      <text:p text:style-name="P5"><text:tab/>Alamat<text:tab/><text:tab/>:</text:p>
      <text:p text:style-name="P5"><text:tab/>Status<text:tab/><text:tab/>: Pembimbing II Tugas Akhir mahasiswa</text:p>
      <text:p text:style-name="P5"/>
      <text:p text:style-name="P9">dalam hal ini bertindak untuk dan atas nama para inve<text:span text:style-name="T3">n</text:span>tor yang bertanda tangan di bawah ini, <text:span text:style-name="T3">selaku</text:span> para inve<text:span text:style-name="T3">n</text:span>tor dari inve<text:span text:style-name="T3">n</text:span>si berjudul :</text:p>
      <text:p text:style-name="P6"/>
      <text:p text:style-name="P8">[JUDUL TUGAS AKHIR]</text:p>
      <text:p text:style-name="P8"/>
      <text:p text:style-name="P9">dan untuk selanjutnya disebut sebagai PARA INVE<text:span text:style-name="T3">N</text:span>TOR, bersama ini menyatakan mengalihkan hak atas invensi tersebut di atas kepada :</text:p>
      <text:p text:style-name="P7"><text:tab/><text:tab/>Nama<text:tab/><text:tab/>: Departemen Teknik Komputer, FTE, ITS</text:p>
      <text:p text:style-name="P7"><text:tab/><text:tab/>Alamat <text:tab/><text:tab/>: Kampus ITS Sukolilo, Surabaya 60111</text:p>
      <text:p text:style-name="P10">dalam hal ini, sesuai dengan kewenangan diwakili oleh Dr. I. Ketut Eddy Purnama selaku Kepala Departemen Teknik Komputer ITS, dan t<text:span text:style-name="T1">idak akan mengambil ke</text:span><text:span text:style-name="T2">untungan</text:span><text:span text:style-name="T1"> apapun tanpa sepengetahuan Departemen Teknik Komputer ITS dan inventor lain.</text:span></text:p>
      <text:p text:style-name="P11"><text:tab/>Demikian Surat Pernyataan ini kami buat secara sadar dan sukarela tanpa paksaan dari pihak manapun untuk dimanfaatkan sebagaimana mestinya.</text:p>
      <text:p text:style-name="P12"/>
      <text:p text:style-name="P13">Surabaya, …………… <text:s text:c="5"/>…………………….2018</text:p>
      <text:p text:style-name="P13"/>
      <text:p text:style-name="P13">UNTUK DAN ATAS NAMA INVE<text:span text:style-name="T3">N</text:span>TOR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epartemen Teknik Komputer ITS</text:p>
            <text:p text:style-name="P14">Kepala</text:p>
            <text:p text:style-name="P14"/>
            <text:p text:style-name="P14"/>
            <text:p text:style-name="P14"/>
            <text:p text:style-name="P14">(Dr. I Ketut Eddy Purnama, S.T., M.T.)</text:p>
          </table:table-cell>
          <table:table-cell table:style-name="Table1.A1" office:value-type="string">
            <text:p text:style-name="P15"/>
            <text:p text:style-name="P15"/>
            <text:p text:style-name="P15"/>
            <text:p text:style-name="P16">Materai 6000</text:p>
            <text:p text:style-name="P15"/>
            <text:p text:style-name="P14">(<text:span text:style-name="T3">[</text:span>Nama Mahasiswa<text:span text:style-name="T3">]</text:span>)</text:p>
          </table:table-cell>
        </table:table-row>
        <table:table-row>
          <table:table-cell table:style-name="Table1.A1" office:value-type="string">
            <text:p text:style-name="P15"/>
            <text:p text:style-name="P15"/>
            <text:p text:style-name="P15"/>
            <text:p text:style-name="P15"/>
            <text:p text:style-name="P14">(<text:span text:style-name="T3">[</text:span>Dosen Pembimbing I<text:span text:style-name="T3">]</text:span>)</text:p>
          </table:table-cell>
          <table:table-cell table:style-name="Table1.A1" office:value-type="string">
            <text:p text:style-name="P15"/>
            <text:p text:style-name="P15"/>
            <text:p text:style-name="P15"/>
            <text:p text:style-name="P15"/>
            <text:p text:style-name="P14">(<text:span text:style-name="T3">[</text:span>Dosen Pembimbing II<text:span text:style-name="T3">])</text:span></text:p>
          </table:table-cell>
        </table:table-row>
        <text:soft-page-break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6:12:28.794948259</meta:creation-date>
    <dc:date>2018-01-17T07:58:47.631564295</dc:date>
    <meta:editing-duration>PT11M13S</meta:editing-duration>
    <meta:editing-cycles>7</meta:editing-cycles>
    <meta:generator>LibreOffice/5.4.0.3$Linux_X86_64 LibreOffice_project/7556cbc6811c9d992f4064ab9287069087d7f62c</meta:generator>
    <meta:document-statistic meta:table-count="1" meta:image-count="0" meta:object-count="0" meta:page-count="2" meta:paragraph-count="31" meta:word-count="198" meta:character-count="1292" meta:non-whitespace-character-count="1091"/>
  </office:meta>
</office:document-meta>
</file>